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7B86801D0.png" manifest:media-type="image/png"/>
  <manifest:file-entry manifest:full-path="Pictures/10000201000002580000017757FBC9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r10" fo:font-size="12pt" style:font-size-asian="12pt" style:font-size-complex="12pt"/>
    </style:style>
    <style:style style:name="P3" style:family="paragraph">
      <style:text-properties fo:font-size="9.89999961853027pt"/>
    </style:style>
    <style:style style:name="P4" style:family="paragraph">
      <style:text-properties style:font-name="cmr10" fo:font-size="9.89999961853027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style:font-name="cmr10" fo:font-size="14.8999996185303pt"/>
    </style:style>
    <style:style style:name="T1" style:family="text">
      <style:text-properties style:font-name="cmr10" fo:font-size="10pt" style:font-size-asian="10pt" style:font-size-complex="10pt"/>
    </style:style>
    <style:style style:name="T2" style:family="text">
      <style:text-properties style:font-name="cmr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59cm" svg:height="6.348cm" svg:x="0.001cm" svg:y="0cm">
          <draw:image xlink:href="Pictures/10000201000002580000017757FBC9D4.png" xlink:type="simple" xlink:show="embed" xlink:actuate="onLoad">
            <text:p/>
          </draw:image>
        </draw:frame>
        <draw:custom-shape draw:style-name="gr2" draw:text-style-name="P2" draw:layer="layout" svg:width="4.88cm" svg:height="2.54cm" svg:x="0cm" svg:y="3.81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88cm" svg:height="1.129cm" svg:x="0.031cm" svg:y="5.463cm">
          <draw:text-box>
            <text:p text:style-name="P3"><text:span text:style-name="T1">Black </text:span></text:p>
            <text:p text:style-name="P3"><text:span text:style-name="T1">spoon</text:span></text:p>
          </draw:text-box>
        </draw:frame>
        <draw:frame draw:style-name="gr3" draw:text-style-name="P4" draw:layer="layout" svg:width="1.734cm" svg:height="1.129cm" svg:x="1.231cm" svg:y="5.464cm">
          <draw:text-box>
            <text:p text:style-name="P3"><text:span text:style-name="T1">Orange </text:span></text:p>
            <text:p text:style-name="P3"><text:span text:style-name="T1">bowl</text:span></text:p>
          </draw:text-box>
        </draw:frame>
        <draw:frame draw:style-name="gr3" draw:text-style-name="P4" draw:layer="layout" svg:width="1.387cm" svg:height="1.129cm" svg:x="2.431cm" svg:y="5.464cm">
          <draw:text-box>
            <text:p text:style-name="P3"><text:span text:style-name="T1">Silver</text:span></text:p>
            <text:p text:style-name="P3"><text:span text:style-name="T1">spoon</text:span></text:p>
          </draw:text-box>
        </draw:frame>
        <draw:frame draw:style-name="gr3" draw:text-style-name="P4" draw:layer="layout" svg:width="1.37cm" svg:height="1.129cm" svg:x="3.632cm" svg:y="5.465cm">
          <draw:text-box>
            <text:p text:style-name="P3"><text:span text:style-name="T1">Silver</text:span></text:p>
            <text:p text:style-name="P3"><text:span text:style-name="T1">bowl</text:span></text:p>
          </draw:text-box>
        </draw:frame>
        <draw:line draw:style-name="gr4" draw:text-style-name="P1" draw:layer="layout" svg:x1="0.308cm" svg:y1="5.567cm" svg:x2="4.78cm" svg:y2="5.565cm">
          <text:p/>
        </draw:line>
        <draw:line draw:style-name="gr4" draw:text-style-name="P1" draw:layer="layout" svg:x1="0.308cm" svg:y1="5.562cm" svg:x2="0.308cm" svg:y2="3.907cm">
          <text:p/>
        </draw:line>
        <draw:frame draw:style-name="gr5" draw:text-style-name="P4" draw:layer="layout" svg:width="0.68cm" svg:height="0.722cm" svg:x="-0.193cm" svg:y="5.329cm">
          <draw:text-box>
            <text:p text:style-name="P3"><text:span text:style-name="T1">0</text:span></text:p>
          </draw:text-box>
        </draw:frame>
        <draw:frame draw:style-name="gr5" draw:text-style-name="P4" draw:layer="layout" svg:width="0.68cm" svg:height="0.722cm" svg:x="-0.193cm" svg:y="3.763cm">
          <draw:text-box>
            <text:p text:style-name="P3"><text:span text:style-name="T1">1</text:span></text:p>
          </draw:text-box>
        </draw:frame>
        <draw:custom-shape draw:style-name="gr6" draw:text-style-name="P1" draw:layer="layout" svg:width="0.762cm" svg:height="0.224cm" svg:x="0.46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805cm" svg:x="1.46cm" svg:y="4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2cm" svg:height="0.734cm" svg:x="2.7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17cm" svg:x="3.96cm" svg:y="5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0.159cm" svg:height="6.348cm" svg:x="-0.002cm" svg:y="0.001cm">
          <draw:image xlink:href="Pictures/100002010000025800000177B86801D0.png" xlink:type="simple" xlink:show="embed" xlink:actuate="onLoad">
            <text:p/>
          </draw:image>
        </draw:frame>
        <draw:custom-shape draw:style-name="gr8" draw:text-style-name="P6" draw:layer="layout" svg:width="3.302cm" svg:height="0.847cm" svg:x="3.302cm" svg:y="0.169cm">
          <text:p text:style-name="P6"><text:span text:style-name="T2">the spoon</text:span></text:p>
          <draw:enhanced-geometry svg:viewBox="0 0 21600 21600" draw:text-areas="800 800 20800 20800" draw:type="round-rectangular-callout" draw:modifiers="-8174.38692098093 21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88cm" svg:height="2.54cm" svg:x="0.001cm" svg:y="3.8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88cm" svg:height="1.129cm" svg:x="0.032cm" svg:y="5.464cm">
          <draw:text-box>
            <text:p text:style-name="P3"><text:span text:style-name="T1">Black </text:span></text:p>
            <text:p text:style-name="P3"><text:span text:style-name="T1">spoon</text:span></text:p>
          </draw:text-box>
        </draw:frame>
        <draw:frame draw:style-name="gr3" draw:text-style-name="P4" draw:layer="layout" svg:width="1.734cm" svg:height="1.129cm" svg:x="1.232cm" svg:y="5.465cm">
          <draw:text-box>
            <text:p text:style-name="P3"><text:span text:style-name="T1">Orange </text:span></text:p>
            <text:p text:style-name="P3"><text:span text:style-name="T1">bowl</text:span></text:p>
          </draw:text-box>
        </draw:frame>
        <draw:frame draw:style-name="gr3" draw:text-style-name="P4" draw:layer="layout" svg:width="1.387cm" svg:height="1.129cm" svg:x="2.432cm" svg:y="5.465cm">
          <draw:text-box>
            <text:p text:style-name="P3"><text:span text:style-name="T1">Silver</text:span></text:p>
            <text:p text:style-name="P3"><text:span text:style-name="T1">spoon</text:span></text:p>
          </draw:text-box>
        </draw:frame>
        <draw:frame draw:style-name="gr3" draw:text-style-name="P4" draw:layer="layout" svg:width="1.37cm" svg:height="1.129cm" svg:x="3.633cm" svg:y="5.466cm">
          <draw:text-box>
            <text:p text:style-name="P3"><text:span text:style-name="T1">Silver</text:span></text:p>
            <text:p text:style-name="P3"><text:span text:style-name="T1">bowl</text:span></text:p>
          </draw:text-box>
        </draw:frame>
        <draw:line draw:style-name="gr4" draw:text-style-name="P1" draw:layer="layout" svg:x1="0.309cm" svg:y1="5.568cm" svg:x2="4.781cm" svg:y2="5.566cm">
          <text:p/>
        </draw:line>
        <draw:line draw:style-name="gr4" draw:text-style-name="P1" draw:layer="layout" svg:x1="0.309cm" svg:y1="5.563cm" svg:x2="0.309cm" svg:y2="3.908cm">
          <text:p/>
        </draw:line>
        <draw:frame draw:style-name="gr5" draw:text-style-name="P4" draw:layer="layout" svg:width="0.68cm" svg:height="0.722cm" svg:x="-0.192cm" svg:y="5.33cm">
          <draw:text-box>
            <text:p text:style-name="P3"><text:span text:style-name="T1">0</text:span></text:p>
          </draw:text-box>
        </draw:frame>
        <draw:frame draw:style-name="gr5" draw:text-style-name="P4" draw:layer="layout" svg:width="0.68cm" svg:height="0.722cm" svg:x="-0.192cm" svg:y="3.764cm">
          <draw:text-box>
            <text:p text:style-name="P3"><text:span text:style-name="T1">1</text:span></text:p>
          </draw:text-box>
        </draw:frame>
        <draw:custom-shape draw:style-name="gr6" draw:text-style-name="P1" draw:layer="layout" svg:width="0.762cm" svg:height="0.224cm" svg:x="0.461cm" svg:y="5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805cm" svg:x="1.461cm" svg:y="4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2cm" svg:height="0.734cm" svg:x="2.761cm" svg:y="4.8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17cm" svg:x="3.961cm" svg:y="5.3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4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000003814697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2cm" fo:text-indent="0cm"/>
      <style:text-properties fo:font-size="8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86cm" fo:text-indent="0cm"/>
      <style:text-properties fo:font-size="7.1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7cm" fo:text-indent="0cm"/>
      <style:text-properties fo:font-size="6.0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00000190734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9.144cm" svg:height="1.06cm" svg:x="0.508cm" svg:y="0.25cm" presentation:class="title" presentation:placeholder="true">
        <draw:text-box/>
      </draw:frame>
      <draw:frame presentation:style-name="Default-outline1" draw:layer="backgroundobjects" svg:width="9.144cm" svg:height="3.683cm" svg:x="0.508cm" svg:y="1.483cm" presentation:class="outline" presentation:placeholder="true">
        <draw:text-box/>
      </draw:frame>
      <draw:frame presentation:style-name="Mpr1" draw:text-style-name="MP1" draw:layer="backgroundobjects" svg:width="2.367cm" svg:height="0.438cm" svg:x="0.508cm" svg:y="5.7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22cm" svg:height="0.438cm" svg:x="3.474cm" svg:y="5.78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67cm" svg:height="0.438cm" svg:x="7.284cm" svg:y="5.78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5T18:10:08.115579822</meta:creation-date>
    <dc:date>2014-09-30T17:41:15.915205082</dc:date>
    <meta:editing-duration>PT56M44S</meta:editing-duration>
    <meta:editing-cycles>4</meta:editing-cycles>
    <meta:generator>LibreOffice/4.2.6.3$Linux_X86_64 LibreOffice_project/420m0$Build-3</meta:generator>
    <meta:document-statistic meta:object-count="54"/>
  </office:meta>
</office:document-meta>
</file>